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bo-voice:</text:p>
      <text:p text:style-name="Standard"><text:s/></text:p>
      <text:p text:style-name="Standard">Installing virtual box is pretty simple.</text:p>
      <text:p text:style-name="Standard">Just make sure you have over 1 gigabyte of RAM on your computer before installing it otherwise we will need to do something else. </text:p>
      <text:p text:style-name="Standard">Go to your Apple(?) menu and select “about this Mac”. The memory field will tell you the amount of RAM you have installed </text:p>
      <text:p text:style-name="Standard"/>
      <text:p text:style-name="Standard">If it is over 1 Gb insstalling VirtualBox should not be a problem.</text:p>
      <text:p text:style-name="Standard">First, <text:s/>logon to http:///www.virtualbox.org/wiki/download and find the link for</text:p>
      <text:p text:style-name="Standard">IntelMax(?).</text:p>
      <text:p text:style-name="Standard">Second, mount the DMG file and open it. Then double click virtualbox dot mpkg</text:p>
      <text:p text:style-name="Standard">Follow the instructions until you finish the installation.</text:p>
      <text:p text:style-name="Standard">Third, once installed, run virtualbox from applications. You might want to grab the icon and drop it on the dock(?)</text:p>
      <text:p text:style-name="Standard"/>
      <text:p text:style-name="Standard">Give me a call if you have any problems.</text:p>
      <text:p text:style-name="Standard">Finally, give me a call when you have it installed.</text:p>
      <text:p text:style-name="Standard">I'm putting together a Virtual Machine to help us share information on Project Big Lift(?). Carry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wyn Chow</meta:initial-creator>
    <meta:creation-date>2021-07-16T04:05:07.12</meta:creation-date>
    <meta:generator>OpenOffice/4.1.3$Win32 OpenOffice.org_project/413m1$Build-9783</meta:generator>
    <meta:document-statistic meta:table-count="0" meta:image-count="0" meta:object-count="0" meta:page-count="1" meta:paragraph-count="14" meta:word-count="154" meta:character-count="902"/>
    <dc:date>2021-07-16T04:29:56.86</dc:date>
    <dc:creator>Elwyn Chow</dc:creator>
    <meta:editing-duration>PT24M50S</meta:editing-duration>
    <meta:editing-cycles>1</meta:editing-cycles>
  </office:meta>
</office:document-meta>
</file>